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011cm" table:align="center"/>
    </style:style>
    <style:style style:name="Table1.A" style:family="table-column">
      <style:table-column-properties style:column-width="1.692cm"/>
    </style:style>
    <style:style style:name="Table1.B" style:family="table-column">
      <style:table-column-properties style:column-width="3.521cm"/>
    </style:style>
    <style:style style:name="Table1.C" style:family="table-column">
      <style:table-column-properties style:column-width="11.799cm"/>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84a41"/>
    </style:style>
    <style:style style:name="P3" style:family="paragraph" style:parent-style-name="Standard">
      <style:text-properties officeooo:paragraph-rsid="00184a41"/>
    </style:style>
    <style:style style:name="P4" style:family="paragraph" style:parent-style-name="First_20_paragraph">
      <style:text-properties officeooo:paragraph-rsid="00286c79"/>
    </style:style>
    <style:style style:name="P5" style:family="paragraph" style:parent-style-name="Standard">
      <style:text-properties officeooo:paragraph-rsid="00286c79"/>
    </style:style>
    <style:style style:name="P6" style:family="paragraph" style:parent-style-name="Standard">
      <style:text-properties officeooo:paragraph-rsid="0027a19b"/>
    </style:style>
    <style:style style:name="P7" style:family="paragraph" style:parent-style-name="Table_20_Contents">
      <style:text-properties officeooo:paragraph-rsid="0027a19b"/>
    </style:style>
    <style:style style:name="P8" style:family="paragraph" style:parent-style-name="Table_20_Heading">
      <style:text-properties officeooo:paragraph-rsid="0027a19b"/>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Preformatted_20_Text">
      <style:paragraph-properties fo:margin-left="0cm" fo:margin-right="0cm" fo:text-indent="0cm" style:auto-text-indent="false"/>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Heading_20_3">
      <style:text-properties officeooo:paragraph-rsid="0027a19b"/>
    </style:style>
    <style:style style:name="P15" style:family="paragraph" style:parent-style-name="Preformatted_20_Text">
      <style:paragraph-properties fo:margin-left="0cm" fo:margin-right="0cm" fo:text-indent="0cm" style:auto-text-indent="false"/>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40874_4178875348" text:style-name="Index_20_Link" text:visited-style-name="Index_20_Link">1.1 Abstract<text:tab/>1</text:a></text:p>
          <text:p text:style-name="P12"><text:a xlink:type="simple" xlink:href="#__RefHeading___Toc240876_4178875348" text:style-name="Index_20_Link" text:visited-style-name="Index_20_Link">Front Matter Heading<text:tab/>1</text:a></text:p>
          <text:p text:style-name="P12"><text:a xlink:type="simple" xlink:href="#__RefHeading___Toc240878_4178875348" text:style-name="Index_20_Link" text:visited-style-name="Index_20_Link">1.2 Research Questions - June 2023<text:tab/>3</text:a></text:p>
          <text:p text:style-name="P12"><text:a xlink:type="simple" xlink:href="#__RefHeading___Toc240880_4178875348" text:style-name="Index_20_Link" text:visited-style-name="Index_20_Link">1.3 Starting thoughts for contents of introduction<text:tab/>3</text:a></text:p>
          <text:p text:style-name="P13"><text:a xlink:type="simple" xlink:href="#__RefHeading___Toc240882_4178875348" text:style-name="Index_20_Link" text:visited-style-name="Index_20_Link">1.3.1 Personal context<text:tab/>3</text:a></text:p>
          <text:p text:style-name="P12"><text:a xlink:type="simple" xlink:href="#__RefHeading___Toc240884_4178875348" text:style-name="Index_20_Link" text:visited-style-name="Index_20_Link">1.4 Aligning with other contextual factors<text:tab/>6</text:a></text:p>
          <text:p text:style-name="P13"><text:a xlink:type="simple" xlink:href="#__RefHeading___Toc240886_4178875348" text:style-name="Index_20_Link" text:visited-style-name="Index_20_Link">1.4.1 Alignment with teaching Computing in UK context<text:tab/>6</text:a></text:p>
          <text:p text:style-name="P12"><text:a xlink:type="simple" xlink:href="#__RefHeading___Toc240888_4178875348" text:style-name="Index_20_Link" text:visited-style-name="Index_20_Link">1.5 Motivations for learning to code specifically via game making<text:tab/>7</text:a></text:p>
          <text:p text:style-name="P13"><text:a xlink:type="simple" xlink:href="#__RefHeading___Toc240890_4178875348" text:style-name="Index_20_Link" text:visited-style-name="Index_20_Link">1.5.1 The context of retro gaming<text:tab/>8</text:a></text:p>
          <text:p text:style-name="P13"><text:a xlink:type="simple" xlink:href="#__RefHeading___Toc240892_4178875348" text:style-name="Index_20_Link" text:visited-style-name="Index_20_Link">1.5.2 Skills &amp; STEM pipeline agenda<text:tab/>8</text:a></text:p>
          <text:p text:style-name="P13"><text:a xlink:type="simple" xlink:href="#__RefHeading___Toc240894_4178875348" text:style-name="Index_20_Link" text:visited-style-name="Index_20_Link">1.5.3 Empowerment agenda of authentic computing aligning with personal motivations<text:tab/>8</text:a></text:p>
          <text:p text:style-name="P13"><text:a xlink:type="simple" xlink:href="#__RefHeading___Toc240896_4178875348" text:style-name="Index_20_Link" text:visited-style-name="Index_20_Link">1.5.4 Game Making, Project Based Learning and Inclusion<text:tab/>10</text:a></text:p>
          <text:p text:style-name="P13"><text:a xlink:type="simple" xlink:href="#__RefHeading___Toc240898_4178875348" text:style-name="Index_20_Link" text:visited-style-name="Index_20_Link">1.5.5 Context of digital making and design and home learning of media<text:tab/>12</text:a></text:p>
          <text:p text:style-name="P13"><text:a xlink:type="simple" xlink:href="#__RefHeading___Toc240900_4178875348" text:style-name="Index_20_Link" text:visited-style-name="Index_20_Link">1.5.6 Context of Home Education and family learning<text:tab/>12</text:a></text:p>
          <text:p text:style-name="P12"><text:a xlink:type="simple" xlink:href="#__RefHeading___Toc240902_4178875348" text:style-name="Index_20_Link" text:visited-style-name="Index_20_Link">1.6 The importance of understanding Projects and socio cultural and activist concepts of Activity<text:tab/>13</text:a></text:p>
          <text:p text:style-name="P12"><text:a xlink:type="simple" xlink:href="#__RefHeading___Toc240904_4178875348" text:style-name="Index_20_Link" text:visited-style-name="Index_20_Link">1.7 Outline of the structure of the thesis<text:tab/>14</text:a></text:p>
          <text:p text:style-name="P12"><text:a xlink:type="simple" xlink:href="#__RefHeading___Toc240906_4178875348" text:style-name="Index_20_Link" text:visited-style-name="Index_20_Link">1.8 Overall key messages &amp; contribution to Knowledge<text:tab/>15</text:a></text:p>
          <text:p text:style-name="P12"><text:a xlink:type="simple" xlink:href="#__RefHeading___Toc240908_4178875348" text:style-name="Index_20_Link" text:visited-style-name="Index_20_Link">1.9 Link to next chapter<text:tab/>15</text:a></text:p>
        </text:index-body>
      </text:table-of-content>
      <text:p text:style-name="P11"><text:span text:style-name="Definition"/></text:p>
      <text:h text:style-name="Heading_20_2" text:outline-level="2"><text:bookmark-start text:name="__RefHeading___Toc240874_4178875348"/><text:bookmark-start text:name="abstract"/>Abstract<text:bookmark-end text:name="__RefHeading___Toc240874_4178875348"/><text:bookmark-end text:name="abstract"/></text:h>
      <text:p text:style-name="Standard">to come - for now see outline of thesis at the end of chapter</text:p>
      <text:p text:style-name="Standard"/>
      <text:h text:style-name="FrontMatterHeading" text:outline-level="2"><text:bookmark-start text:name="__RefHeading___Toc240876_4178875348"/>Front Matter Heading<text:bookmark-end text:name="__RefHeading___Toc240876_4178875348"/></text:h>
      <text:p text:style-name="Standard"/>
      <text:p text:style-name="P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Stage</text:p>
            </table:table-cell>
            <table:table-cell table:style-name="Table1.A1" office:value-type="string">
              <text:p text:style-name="P8">Technique</text:p>
            </table:table-cell>
            <table:table-cell table:style-name="Table1.A1" office:value-type="string">
              <text:p text:style-name="P8">Description</text:p>
            </table:table-cell>
          </table:table-row>
        </table:table-header-rows>
        <table:table-row>
          <table:table-cell table:style-name="Table1.A1" office:value-type="string">
            <text:p text:style-name="P7">1 &amp; 2</text:p>
          </table:table-cell>
          <table:table-cell table:style-name="Table1.A1" office:value-type="string">
            <text:p text:style-name="P7">Making observations of activity based on 3 planes approach (&amp; practicalities)</text:p>
          </table:table-cell>
          <table:table-cell table:style-name="Table1.A1" office:value-type="string">
            <text:p text:style-name="P7">Dipping into screen capture and 360 footage (VLC player) helped inform the smaller subsequent selection of data.Observations stored in an Excel spreadsheet and separate Word documents on tensions and barriers in activity.</text:p>
          </table:table-cell>
        </table:table-row>
        <text:soft-page-break/>
        <table:table-row>
          <table:table-cell table:style-name="Table1.A1" office:value-type="string">
            <text:p text:style-name="P7">2</text:p>
          </table:table-cell>
          <table:table-cell table:style-name="Table1.A1" office:value-type="string">
            <text:p text:style-name="P7">Transcription of activity and conversations</text:p>
          </table:table-cell>
          <table:table-cell table:style-name="Table1.A1" office:value-type="string">
            <text:p text:style-name="P7">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1.A1" office:value-type="string">
            <text:p text:style-name="P7">2</text:p>
          </table:table-cell>
          <table:table-cell table:style-name="Table1.A1" office:value-type="string">
            <text:p text:style-name="P7">Exploratory Thematic Clustering</text:p>
          </table:table-cell>
          <table:table-cell table:style-name="Table1.A1" office:value-type="string">
            <text:p text:style-name="P7">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P7">3</text:p>
          </table:table-cell>
          <table:table-cell table:style-name="Table1.A1" office:value-type="string">
            <text:p text:style-name="P7">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1.A1" office:value-type="string">
            <text:p text:style-name="P7">3</text:p>
          </table:table-cell>
          <table:table-cell table:style-name="Table1.A1" office:value-type="string">
            <text:p text:style-name="P7">Choosing and transcribing vignettes</text:p>
          </table:table-cell>
          <table:table-cell table:style-name="Table1.A1" office:value-type="string">
            <text:p text:style-name="P7">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P14" text:outline-level="3"/>
      <text:p text:style-name="P5">of a dysfunctional division of labour in the penultimate session of P2 <text:note text:id="ftn1" text:note-class="footnote"><text:note-citation>1</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vignette">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P4">Turning now to commentary and discussio</text:p>
      <text:h text:style-name="Heading_20_2" text:outline-level="2"><text:bookmark-start text:name="__RefHeading___Toc240878_4178875348"/><text:bookmark-start text:name="research-questions---june-2023"/><text:soft-page-break/>Research Questions - June 2023<text:bookmark-end text:name="__RefHeading___Toc240878_4178875348"/><text:bookmark-end text:name="research-questions---june-2023"/></text:h>
      <text:list text:style-name="L1">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__RefHeading___Toc240880_4178875348"/><text:bookmark-start text:name="starting-thoughts-for-contents-of-introduction"/>Starting thoughts for contents of introduction<text:bookmark-end text:name="__RefHeading___Toc240880_4178875348"/><text:bookmark-end text:name="starting-thoughts-for-contents-of-introduction"/></text:h>
      <text:list xml:id="list1785812218" text:style-name="L2">
        <text:list-item>
          <text:p text:style-name="P17">Personal introduction, DiY media and music,</text:p>
        </text:list-item>
        <text:list-item>
          <text:p text:style-name="P17">Coding, digital making, game making, media literacy - Exploring motivations in each domain.</text:p>
        </text:list-item>
        <text:list-item>
          <text:p text:style-name="P17">(move mostly to lit review) PBL,</text:p>
        </text:list-item>
        <text:list-item>
          <text:p text:style-name="P17">Formal, Informal and non-formal spaces</text:p>
          <text:list text:style-name="L3">
            <text:list-item>
              <text:p text:style-name="P18">increasing role in professional spaces to keep abreast of new changes in practices, sectors and technology (cf conferences / hackathons)</text:p>
            </text:list-item>
          </text:list>
        </text:list-item>
        <text:list-item>
          <text:p text:style-name="P17">Characteristics of Family Learning</text:p>
        </text:list-item>
        <text:list-item>
          <text:p text:style-name="P17">Introduction to RQs</text:p>
        </text:list-item>
      </text:list>
      <text:h text:style-name="Heading_20_3" text:outline-level="3"><text:bookmark-start text:name="__RefHeading___Toc240882_4178875348"/><text:bookmark-start text:name="personal-context"/>Personal context<text:bookmark-end text:name="__RefHeading___Toc240882_4178875348"/><text:bookmark-end text:name="personal-context"/></text:h>
      <text:p text:style-name="Standard">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ext:soft-page-break/>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text:soft-page-break/>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Standard">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ext:soft-page-break/>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__RefHeading___Toc240884_4178875348"/><text:bookmark-start text:name="aligning-with-other-contextual-factors"/>Aligning with other contextual factors<text:bookmark-end text:name="__RefHeading___Toc240884_4178875348"/><text:bookmark-end text:name="aligning-with-other-contextual-factors"/></text:h>
      <text:h text:style-name="Heading_20_3" text:outline-level="3"><text:bookmark-start text:name="__RefHeading___Toc240886_4178875348"/><text:bookmark-start text:name="alignment-with-teaching-computing-in-uk-context"/>Alignment with teaching Computing in UK context<text:bookmark-end text:name="__RefHeading___Toc240886_4178875348"/><text:bookmark-end text:name="alignment-with-teaching-computing-in-uk-context"/></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text:soft-page-break/>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__RefHeading___Toc240888_4178875348"/><text:bookmark-start text:name="motivations-for-learning-to-code-specifically-via-game-making"/>Motivations for learning to code specifically via game making<text:bookmark-end text:name="__RefHeading___Toc240888_4178875348"/><text:bookmark-end text:name="motivations-for-learning-to-code-specifically-via-game-making"/></text:h>
      <text:p text:style-name="Standard">Broadly game making and creative coding can he</text:p>
      <text:list text:style-name="L4">
        <text:list-item>
          <text:p text:style-name="P19"><text:soft-page-break/>for intrinsic pleasure of making games or other products</text:p>
        </text:list-item>
        <text:list-item>
          <text:p text:style-name="P19">for commercial purposes to join games industry</text:p>
        </text:list-item>
        <text:list-item>
          <text:p text:style-name="P19">STEM pipeline in more general terms</text:p>
        </text:list-item>
        <text:list-item>
          <text:p text:style-name="P19">for empowerment of individual and health of society</text:p>
        </text:list-item>
      </text:list>
      <text:h text:style-name="Heading_20_3" text:outline-level="3"><text:bookmark-start text:name="__RefHeading___Toc240890_4178875348"/><text:bookmark-start text:name="the-context-of-retro-gaming"/>The context of retro gaming<text:bookmark-end text:name="__RefHeading___Toc240890_4178875348"/><text:bookmark-end text:name="the-context-of-retro-gaming"/></text:h>
      <text:p text:style-name="Standard">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5">
        <text:list-item>
          <text:p text:style-name="P20">Retro games have a particular aesthetic driven by graphical limitations</text:p>
        </text:list-item>
        <text:list-item>
          <text:p text:style-name="P20">Simplified game mechanics</text:p>
        </text:list-item>
        <text:list-item>
          <text:p text:style-name="P20">For older participants, the effect of nostalgia is significant.</text:p>
        </text:list-item>
      </text:list>
      <text:p text:style-name="Standard">These factors have been used by educators and community builders to faciliate x and y?</text:p>
      <text:h text:style-name="Heading_20_3" text:outline-level="3"><text:bookmark-start text:name="__RefHeading___Toc240892_4178875348"/><text:bookmark-start text:name="skills-stem-pipeline-agenda"/>Skills &amp; STEM pipeline agenda<text:bookmark-end text:name="__RefHeading___Toc240892_4178875348"/><text:bookmark-end text:name="skills-stem-pipeline-agenda"/></text:h>
      <text:list text:style-name="L6">
        <text:list-item>
          <text:p text:style-name="P21">Motivations of game making activity.</text:p>
        </text:list-item>
      </text:list>
      <text:p text:style-name="Standard">[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__RefHeading___Toc240894_4178875348"/><text:bookmark-start text:name="empowerment-agenda-of-authentic-computing-aligning-with-personal-motivations"/>Empowerment agenda of authentic computing aligning with personal motivations<text:bookmark-end text:name="__RefHeading___Toc240894_4178875348"/><text:bookmark-end text:name="empowerment-agenda-of-authentic-computing-aligning-with-personal-motivations"/></text:h>
      <text:p text:style-name="Standard">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7">
        <text:list-item>
          <text:p text:style-name="P22">DIY music and protest event organisation</text:p>
        </text:list-item>
        <text:list-item>
          <text:p text:style-name="P22">Participatory media making for social and environmental causes</text:p>
        </text:list-item>
        <text:list-item>
          <text:p text:style-name="P22">Documentation writing using collaborative processes</text:p>
        </text:list-item>
        <text:list-item>
          <text:p text:style-name="P22">Creative coding</text:p>
        </text:list-item>
      </text:list>
      <text:p text:style-name="Standard">In summary, as a Computer teacher candidate I was drawn to the possibilities offered by a new technologies and the shifts in computer pedagogy. In the reality of schools that I taught in working <text:soft-page-break/>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8">
        <text:list-item>
          <text:p text:style-name="P23">Hive Manchester and Code Club</text:p>
        </text:list-item>
        <text:list-item>
          <text:p text:style-name="P23">Coder Dojo</text:p>
        </text:list-item>
        <text:list-item>
          <text:p text:style-name="P23">Creative coding at Manchester Libraries</text:p>
        </text:list-item>
        <text:list-item>
          <text:p text:style-name="P23">Speciality training for PGCE and Primary Education programmes</text:p>
        </text:list-item>
        <text:list-item>
          <text:p text:style-name="P23">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Text_20_body">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text:soft-page-break/>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__RefHeading___Toc240896_4178875348"/><text:bookmark-start text:name="game-making-project-based-learning-and-inclusion"/>Game Making, Project Based Learning and Inclusion<text:bookmark-end text:name="__RefHeading___Toc240896_4178875348"/><text:bookmark-end text:name="game-making-project-based-learning-and-inclusion"/></text:h>
      <text:p text:style-name="Standard">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text:soft-page-break/>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__RefHeading___Toc240898_4178875348"/><text:bookmark-start text:name="context-of-digital-making-and-design-and-home-learning-of-media"/><text:soft-page-break/>Context of digital making and design and home learning of media<text:bookmark-end text:name="__RefHeading___Toc240898_4178875348"/><text:bookmark-end text:name="context-of-digital-making-and-design-and-home-learning-of-media"/></text:h>
      <text:p text:style-name="Standard">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2">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__RefHeading___Toc240900_4178875348"/><text:bookmark-start text:name="context-of-home-education-and-family-learning"/>Context of Home Education and family learning<text:bookmark-end text:name="__RefHeading___Toc240900_4178875348"/><text:bookmark-end text:name="context-of-home-education-and-family-learning"/></text:h>
      <text:p text:style-name="Standard">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text:soft-page-break/>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9">
        <text:list-item>
          <text:p text:style-name="P24">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24">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__RefHeading___Toc240902_4178875348"/><text:bookmark-start text:name="the-importance-of-understanding-projects-and-socio-cultural-and-activist-concepts-of-activity"/>The importance of understanding Projects and socio cultural and activist concepts of Activity<text:bookmark-end text:name="__RefHeading___Toc240902_4178875348"/><text:bookmark-end text:name="the-importance-of-understanding-projects-and-socio-cultural-and-activist-concepts-of-activity"/></text:h>
      <text:p text:style-name="Standard">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text:soft-page-break/>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__RefHeading___Toc240904_4178875348"/><text:bookmark-start text:name="outline-of-the-structure-of-the-thesis"/>Outline of the structure of the thesis<text:bookmark-end text:name="__RefHeading___Toc240904_4178875348"/><text:bookmark-end text:name="outline-of-the-structure-of-the-thesis"/></text:h>
      <text:p text:style-name="Standard">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0">
        <text:list-item>
          <text:p text:style-name="P25">authenticity in project based approaches</text:p>
        </text:list-item>
        <text:list-item>
          <text:p text:style-name="P25">nature of informal settings, in particular home education, and the possibilities offered compared to school lesson settings - PERHAPS IN INTRO INSTEAD</text:p>
        </text:list-item>
        <text:list-item>
          <text:p text:style-name="P25">barriers to participation in digital making and pedagogies to create inclusive learning environments</text:p>
        </text:list-item>
        <text:list-item>
          <text:p text:style-name="P25">key accessible pedagogies to help learning coding for young people</text:p>
        </text:list-item>
      </text:list>
      <text:p text:style-name="Standard"><text:soft-page-break/>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__RefHeading___Toc240906_4178875348"/><text:bookmark-start text:name="overall-key-messages-contribution-to-knowledge"/>Overall key messages &amp; contribution to Knowledge<text:bookmark-end text:name="__RefHeading___Toc240906_4178875348"/><text:bookmark-end text:name="overall-key-messages-contribution-to-knowledge"/></text:h>
      <text:p text:style-name="Standard">This research is valid in the following ways:</text:p>
      <text:list text:style-name="L11">
        <text:list-item>
          <text:p text:style-name="P26">generative nature of research. It has created teaching resources</text:p>
        </text:list-item>
        <text:list-item>
          <text:p text:style-name="P26">the detail of game making pedagogy, suitable for other researcher and Teachers</text:p>
        </text:list-item>
        <text:list-item>
          <text:p text:style-name="P26">tools are novel - media practices are situated, thus will differ with technology</text:p>
        </text:list-item>
        <text:list-item>
          <text:p text:style-name="P26">application of guided participation as lens to this domain</text:p>
        </text:list-item>
        <text:list-item>
          <text:p text:style-name="P26">something about methods using 360 and screen capture?</text:p>
        </text:list-item>
      </text:list>
      <text:h text:style-name="Heading_20_2" text:outline-level="2"><text:bookmark-start text:name="__RefHeading___Toc240908_4178875348"/><text:bookmark-start text:name="link-to-next-chapter"/>Link to next chapter<text:bookmark-end text:name="__RefHeading___Toc240908_4178875348"/><text:bookmark-end text:name="link-to-next-chapter"/></text:h>
      <text:p text:style-name="Standard">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text:span><text:soft-page-break/><text:span text:style-name="T1">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text:soft-page-break/>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First_20_paragraph" style:display-name="First paragraph" style:family="paragraph" style:parent-style-name="Standard" style:class="text"/>
    <style:style style:name="FrontMatterHeading" style:family="paragraph" style:parent-style-name="Heading_20_2" style:default-outline-level="" style:list-style-nam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vignette" style:family="paragraph" style:parent-style-name="Preformatted_20_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5-08-28T14:55:17.810632450</dc:date>
    <meta:editing-duration>PT59M56S</meta:editing-duration>
    <meta:editing-cycles>15</meta:editing-cycles>
    <meta:document-statistic meta:table-count="1" meta:image-count="0" meta:object-count="0" meta:page-count="17" meta:paragraph-count="203" meta:word-count="6263" meta:character-count="39695" meta:non-whitespace-character-count="33696"/>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